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999999" draw:textarea-horizontal-align="justify" draw:textarea-vertical-align="middle" draw:auto-grow-height="false" fo:min-height="1.184cm" fo:min-width="3.051cm"/>
    </style:style>
    <style:style style:name="gr2" style:family="graphic" style:parent-style-name="standard">
      <style:graphic-properties svg:stroke-color="#333333" draw:fill-color="#eeeeee" draw:textarea-horizontal-align="justify" draw:textarea-vertical-align="middle" draw:auto-grow-height="false" fo:min-height="2.29cm" fo:min-width="4.58cm"/>
      <style:paragraph-properties style:writing-mode="lr-tb"/>
    </style:style>
    <style:style style:name="gr3" style:family="graphic" style:parent-style-name="standard">
      <style:graphic-properties draw:stroke="none" draw:fill="solid" draw:fill-color="#eeeeee" fo:min-height="0.713cm"/>
      <style:paragraph-properties style:writing-mode="lr-tb"/>
    </style:style>
    <style:style style:name="gr4" style:family="graphic" style:parent-style-name="standard">
      <style:graphic-properties svg:stroke-color="#333333" draw:fill-color="#eeeeee" draw:textarea-horizontal-align="justify" draw:textarea-vertical-align="middle" draw:auto-grow-height="false" fo:min-height="0.425cm" fo:min-width="0.174cm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draw:fill="none" fo:min-height="0.723cm"/>
      <style:paragraph-properties style:writing-mode="lr-tb"/>
    </style:style>
    <style:style style:name="gr8" style:family="graphic" style:parent-style-name="standard">
      <style:graphic-properties draw:stroke="none" draw:fill="none" fo:min-height="1.02cm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eeeeee"/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weight="bold"/>
    </style:style>
    <style:style style:name="P5" style:family="paragraph">
      <loext:graphic-properties draw:fill="solid" draw:fill-color="#eeeeee"/>
      <style:text-properties fo:font-weight="bold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style:style style:name="T3" style:family="text">
      <style:text-properties fo:font-size="14pt" fo:font-weight="bol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705cm" svg:height="1.588cm" svg:x="23.012cm" svg:y="7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5.08cm" svg:height="2.54cm" svg:x="4.81cm" svg:y="3.857cm">
          <text:p text:style-name="P2"><text:span text:style-name="T1">PS10</text:span></text:p>
          <text:p text:style-name="P2"><text:span text:style-name="T1"/></text:p>
          <text:p text:style-name="P2"><text:span text:style-name="T1">Power Supply</text:span></text:p>
          <draw:enhanced-geometry svg:viewBox="0 0 21600 21600" draw:type="rectangle" draw:enhanced-path="M 0 0 L 21600 0 21600 21600 0 21600 0 0 Z N"/>
        </draw:custom-shape>
        <draw:frame draw:style-name="gr3" draw:text-style-name="P5" xml:id="id5" draw:id="id5" draw:layer="layout" svg:width="2.051cm" svg:height="0.963cm" svg:x="1.171cm" svg:y="3.999cm">
          <draw:text-box>
            <text:p text:style-name="P4">220V</text:p>
          </draw:text-box>
        </draw:frame>
        <draw:custom-shape draw:style-name="gr2" draw:text-style-name="P3" xml:id="id3" draw:id="id3" draw:layer="layout" svg:width="5.08cm" svg:height="2.54cm" svg:x="13.21cm" svg:y="3.857cm">
          <text:p text:style-name="P2"><text:span text:style-name="T1">LM3</text:span><text:span text:style-name="T1">5_05</text:span></text:p>
          <text:p text:style-name="P2"><text:span text:style-name="T1"/></text:p>
          <text:p text:style-name="P2"><text:span text:style-name="T1">Moto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08cm" svg:height="2.54cm" svg:x="21.11cm" svg:y="3.857cm">
          <text:p text:style-name="P2"><text:span text:style-name="T1">Command</text:span></text:p>
          <text:p text:style-name="P2"><text:span text:style-name="T1">Box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952cm" svg:height="0.953cm" svg:x="23.33cm" svg:y="7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952cm" svg:height="0.953cm" svg:x="25.417cm" svg:y="7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2.561cm" svg:height="0.963cm" svg:x="22.546cm" svg:y="9.126cm">
          <draw:text-box>
            <text:p text:style-name="P7"><text:span text:style-name="T1">D</text:span><text:span text:style-name="T1">o</text:span><text:span text:style-name="T1">w</text:span><text:span text:style-name="T1">n</text:span></text:p>
          </draw:text-box>
        </draw:frame>
        <draw:frame draw:style-name="gr5" draw:text-style-name="P8" draw:layer="layout" svg:width="2.561cm" svg:height="0.963cm" svg:x="24.647cm" svg:y="9.127cm">
          <draw:text-box>
            <text:p text:style-name="P7"><text:span text:style-name="T1">Up</text:span></text:p>
          </draw:text-box>
        </draw:frame>
        <draw:connector draw:style-name="gr6" draw:text-style-name="P9" draw:layer="layout" draw:type="curve" draw:line-skew="0.248cm 1.109cm" svg:x1="24.864cm" svg:y1="7.632cm" svg:x2="26.19cm" svg:y2="5.127cm" draw:start-shape="id1" draw:start-glue-point="0" draw:end-shape="id2" draw:end-glue-point="1" svg:d="M24864 7632c0-553 1469-461 2404-949s1337-1556-1078-1556" svg:viewBox="0 0 3135 2506">
          <text:p/>
        </draw:connector>
        <draw:connector draw:style-name="gr6" draw:text-style-name="P9" draw:layer="layout" draw:type="line" svg:x1="18.29cm" svg:y1="5.127cm" svg:x2="21.11cm" svg:y2="5.127cm" draw:start-shape="id3" draw:start-glue-point="1" draw:end-shape="id2" draw:end-glue-point="3" svg:d="M18290 5127h2820" svg:viewBox="0 0 2821 1">
          <text:p/>
        </draw:connector>
        <draw:connector draw:style-name="gr6" draw:text-style-name="P9" draw:layer="layout" draw:type="line" svg:x1="9.89cm" svg:y1="5.127cm" svg:x2="13.21cm" svg:y2="5.127cm" draw:start-shape="id4" draw:start-glue-point="1" draw:end-shape="id3" draw:end-glue-point="3" svg:d="M9890 5127h3320" svg:viewBox="0 0 3321 1">
          <text:p/>
        </draw:connector>
        <draw:connector draw:style-name="gr6" draw:text-style-name="P9" draw:layer="layout" draw:type="curve" svg:x1="3.222cm" svg:y1="4.48cm" svg:x2="4.81cm" svg:y2="5.127cm" draw:start-shape="id5" draw:start-glue-point="1" draw:end-shape="id4" draw:end-glue-point="3" svg:d="M3222 4480c1191 0 397 647 1588 647" svg:viewBox="0 0 1589 648">
          <text:p/>
        </draw:connector>
        <draw:frame draw:style-name="gr7" draw:text-style-name="P9" draw:layer="layout" svg:width="1.979cm" svg:height="0.973cm" svg:x="18.78cm" svg:y="4.154cm">
          <draw:text-box>
            <text:p text:style-name="P7"><text:span text:style-name="T2">RJ9</text:span></text:p>
          </draw:text-box>
        </draw:frame>
        <draw:frame draw:style-name="gr7" draw:text-style-name="P9" draw:layer="layout" svg:width="1.979cm" svg:height="2.384cm" svg:x="10.581cm" svg:y="3.855cm">
          <draw:text-box>
            <text:p text:style-name="P7"><text:span text:style-name="T2">29</text:span><text:span text:style-name="T2">V</text:span></text:p>
            <text:p text:style-name="P7"><text:span text:style-name="T2"/></text:p>
            <text:p text:style-name="P7"><text:span text:style-name="T2">2A</text:span></text:p>
          </draw:text-box>
        </draw:frame>
        <draw:frame draw:style-name="gr8" draw:text-style-name="P10" draw:layer="layout" svg:width="5.715cm" svg:height="1.353cm" svg:x="12.865cm" svg:y="6.397cm">
          <draw:text-box>
            <text:p text:style-name="P7"><text:span text:style-name="T3">Input: </text:span><text:span text:style-name="T3">24-30 </text:span><text:span text:style-name="T3">Vdc</text:span></text:p>
            <text:p text:style-name="P7"><text:span text:style-name="T3">Outpu</text:span><text:span text:style-name="T3">t: 29V </text:span><text:span text:style-name="T3">const</text:span><text:span text:style-name="T3">an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8T12:06:25.065748607</meta:creation-date>
    <dc:date>2023-05-18T17:21:38.952212104</dc:date>
    <meta:editing-duration>PT27M19S</meta:editing-duration>
    <meta:editing-cycles>14</meta:editing-cycles>
    <meta:generator>LibreOffice/7.3.7.2$Linux_X86_64 LibreOffice_project/30$Build-2</meta:generator>
    <meta:document-statistic meta:object-count="16"/>
  </office:meta>
</office:document-meta>
</file>